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d4b58" officeooo:paragraph-rsid="001d4b58"/>
    </style:style>
    <style:style style:name="P2" style:family="paragraph" style:parent-style-name="Standard">
      <style:text-properties fo:font-weight="bold" officeooo:rsid="001d4b58" officeooo:paragraph-rsid="001d4b58" style:font-weight-asian="bold" style:font-weight-complex="bold"/>
    </style:style>
    <style:style style:name="P3" style:family="paragraph" style:parent-style-name="Standard" style:list-style-name="L2">
      <style:text-properties fo:font-weight="bold" officeooo:rsid="001d4b58" officeooo:paragraph-rsid="001d4b58" style:font-weight-asian="bold" style:font-weight-complex="bold"/>
    </style:style>
    <style:style style:name="P4" style:family="paragraph" style:parent-style-name="Standard">
      <style:text-properties fo:font-weight="normal" officeooo:rsid="001d4b58" officeooo:paragraph-rsid="001d4b5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d4b58" officeooo:paragraph-rsid="001d4b5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 in depth:</text:p>
      <text:p text:style-name="P1"/>
      <text:p text:style-name="P2">The user can register an account using email, nickname, and password.</text:p>
      <text:p text:style-name="P4">Criterion:</text:p>
      <text:list xml:id="list585703400" text:style-name="L1">
        <text:list-item>
          <text:p text:style-name="P5">Create account with email used in an existing account</text:p>
          <text:list>
            <text:list-item>
              <text:p text:style-name="P5">fail</text:p>
            </text:list-item>
          </text:list>
        </text:list-item>
        <text:list-item>
          <text:p text:style-name="P5">Create account with username used in an existing account</text:p>
          <text:list>
            <text:list-item>
              <text:p text:style-name="P5">fail</text:p>
            </text:list-item>
          </text:list>
        </text:list-item>
        <text:list-item>
          <text:p text:style-name="P5">Create account with password less than 8 characters </text:p>
          <text:list>
            <text:list-item>
              <text:p text:style-name="P5">fail</text:p>
            </text:list-item>
          </text:list>
        </text:list-item>
        <text:list-item>
          <text:p text:style-name="P5">Create account with username ‘admin’</text:p>
          <text:list>
            <text:list-item>
              <text:p text:style-name="P5">fail</text:p>
            </text:list-item>
          </text:list>
        </text:list-item>
        <text:list-item>
          <text:p text:style-name="P5">Create account with username that is a url or email address</text:p>
          <text:list>
            <text:list-item>
              <text:p text:style-name="P5">fail</text:p>
            </text:list-item>
          </text:list>
        </text:list-item>
        <text:list-item>
          <text:p text:style-name="P5">Create account with unique username, nickname</text:p>
          <text:list>
            <text:list-item>
              <text:p text:style-name="P5">pass</text:p>
            </text:list-item>
          </text:list>
          <text:p text:style-name="P5"/>
        </text:list-item>
      </text:list>
      <text:p text:style-name="P2">As a user, I can log in after creating my account</text:p>
      <text:p text:style-name="P2"><text:span text:style-name="T1">Criterion:</text:span></text:p>
      <text:list xml:id="list792996194" text:style-name="L2">
        <text:list-item>
          <text:p text:style-name="P3"><text:span text:style-name="T1">Log in with nonexistent username/email address</text:span></text:p>
          <text:list>
            <text:list-item>
              <text:p text:style-name="P3"><text:span text:style-name="T1">fail</text:span></text:p>
            </text:list-item>
          </text:list>
        </text:list-item>
        <text:list-item>
          <text:p text:style-name="P3"><text:span text:style-name="T1">Log in with wrong password to existing username/email address</text:span></text:p>
          <text:list>
            <text:list-item>
              <text:p text:style-name="P3"><text:span text:style-name="T1">fail</text:span></text:p>
            </text:list-item>
          </text:list>
        </text:list-item>
        <text:list-item>
          <text:p text:style-name="P3"><text:span text:style-name="T1">Log in with correct username/email and password</text:span></text:p>
          <text:list>
            <text:list-item>
              <text:p text:style-name="P3"><text:span text:style-name="T1">pas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39:42.503306829</meta:creation-date>
    <dc:date>2019-09-26T11:47:25.746565768</dc:date>
    <meta:editing-duration>PT7M45S</meta:editing-duration>
    <meta:editing-cycles>1</meta:editing-cycles>
    <meta:document-statistic meta:table-count="0" meta:image-count="0" meta:object-count="0" meta:page-count="1" meta:paragraph-count="24" meta:word-count="126" meta:character-count="670" meta:non-whitespace-character-count="585"/>
    <meta:generator>LibreOffice/6.2.7.1$Linux_X86_64 LibreOffice_project/20$Build-1</meta:generator>
  </office:meta>
</office:document-meta>
</file>